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5702"/>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b8163"/>
    </style:style>
    <style:style style:name="P4" style:family="paragraph" style:parent-style-name="Text_20_body">
      <style:paragraph-properties fo:text-align="justify" style:justify-single-word="false"/>
      <style:text-properties officeooo:paragraph-rsid="001d2d3b"/>
    </style:style>
    <style:style style:name="P5" style:family="paragraph" style:parent-style-name="Text_20_body">
      <style:paragraph-properties fo:text-align="justify" style:justify-single-word="false"/>
      <style:text-properties fo:font-size="11pt" officeooo:paragraph-rsid="001a5702" style:font-size-asian="11pt" style:font-size-complex="11pt"/>
    </style:style>
    <style:style style:name="P6" style:family="paragraph" style:parent-style-name="Text_20_body">
      <style:text-properties officeooo:paragraph-rsid="001a5702"/>
    </style:style>
    <style:style style:name="P7" style:family="paragraph" style:parent-style-name="Title">
      <style:text-properties fo:font-size="26pt" officeooo:paragraph-rsid="001a5702" style:font-size-asian="26pt" style:font-size-complex="26pt"/>
    </style:style>
    <style:style style:name="P8" style:family="paragraph" style:parent-style-name="Text_20_body">
      <style:paragraph-properties fo:text-align="justify" style:justify-single-word="false"/>
      <style:text-properties fo:font-weight="bold" officeooo:rsid="001d2d3b" officeooo:paragraph-rsid="001d2d3b" style:font-weight-asian="bold" style:font-weight-complex="bold"/>
    </style:style>
    <style:style style:name="P9" style:family="paragraph" style:parent-style-name="Heading_20_1">
      <style:paragraph-properties fo:text-align="justify" style:justify-single-word="false"/>
      <style:text-properties officeooo:rsid="0006382b" officeooo:paragraph-rsid="001a5702"/>
    </style:style>
    <style:style style:name="P10" style:family="paragraph" style:parent-style-name="Heading_20_1">
      <style:paragraph-properties fo:text-align="justify" style:justify-single-word="false"/>
      <style:text-properties officeooo:paragraph-rsid="001a5702"/>
    </style:style>
    <style:style style:name="P11" style:family="paragraph" style:parent-style-name="Text_20_body" style:list-style-name="L1">
      <style:text-properties fo:font-size="11pt" officeooo:paragraph-rsid="001a5702" style:font-size-asian="11pt" style:font-size-complex="11pt"/>
    </style:style>
    <style:style style:name="P12" style:family="paragraph" style:parent-style-name="Text_20_body" style:list-style-name="L2">
      <style:text-properties fo:font-size="11pt" officeooo:paragraph-rsid="001a5702" style:font-size-asian="11pt" style:font-size-complex="11pt"/>
    </style:style>
    <style:style style:name="P13" style:family="paragraph" style:parent-style-name="Text_20_body" style:list-style-name="L2">
      <style:text-properties fo:font-size="11pt" officeooo:paragraph-rsid="001b8163" style:font-size-asian="11pt" style:font-size-complex="11pt"/>
    </style:style>
    <style:style style:name="P14" style:family="paragraph" style:parent-style-name="Text_20_body" style:list-style-name="L3">
      <style:text-properties fo:font-size="11pt" officeooo:paragraph-rsid="001a5702" style:font-size-asian="11pt" style:font-size-complex="11pt"/>
    </style:style>
    <style:style style:name="P15" style:family="paragraph" style:parent-style-name="Text_20_body" style:list-style-name="L3">
      <style:text-properties fo:font-size="11pt" officeooo:paragraph-rsid="001b8163" style:font-size-asian="11pt" style:font-size-complex="11pt"/>
    </style:style>
    <style:style style:name="P16" style:family="paragraph" style:parent-style-name="Text_20_body" style:list-style-name="L4">
      <style:text-properties fo:font-size="11pt" officeooo:paragraph-rsid="001b8163" style:font-size-asian="11pt" style:font-size-complex="11pt"/>
    </style:style>
    <style:style style:name="P17" style:family="paragraph" style:parent-style-name="Text_20_body" style:list-style-name="L4">
      <style:text-properties fo:font-size="11pt" officeooo:paragraph-rsid="001a5702" style:font-size-asian="11pt" style:font-size-complex="11pt"/>
    </style:style>
    <style:style style:name="P18" style:family="paragraph" style:parent-style-name="Text_20_body" style:list-style-name="L5">
      <style:text-properties fo:font-size="11pt" officeooo:paragraph-rsid="001a5702" style:font-size-asian="11pt" style:font-size-complex="11pt"/>
    </style:style>
    <style:style style:name="P19" style:family="paragraph" style:parent-style-name="Text_20_body" style:list-style-name="L6">
      <style:text-properties fo:font-size="11pt" officeooo:paragraph-rsid="001a5702" style:font-size-asian="11pt" style:font-size-complex="11pt"/>
    </style:style>
    <style:style style:name="P20" style:family="paragraph" style:parent-style-name="Text_20_body" style:list-style-name="L7">
      <style:text-properties fo:font-size="11pt" officeooo:paragraph-rsid="001a5702" style:font-size-asian="11pt" style:font-size-complex="11pt"/>
    </style:style>
    <style:style style:name="P21" style:family="paragraph" style:parent-style-name="Text_20_body" style:list-style-name="L8">
      <style:text-properties fo:font-size="11pt" officeooo:paragraph-rsid="001a5702" style:font-size-asian="11pt" style:font-size-complex="11pt"/>
    </style:style>
    <style:style style:name="P22" style:family="paragraph" style:parent-style-name="Text_20_body" style:list-style-name="L4">
      <style:text-properties officeooo:paragraph-rsid="001a5702"/>
    </style:style>
    <style:style style:name="P23" style:family="paragraph" style:parent-style-name="Text_20_body" style:list-style-name="L6">
      <style:text-properties officeooo:paragraph-rsid="001a5702"/>
    </style:style>
    <style:style style:name="P24" style:family="paragraph" style:parent-style-name="Text_20_body" style:list-style-name="L7">
      <style:text-properties officeooo:paragraph-rsid="001a5702"/>
    </style:style>
    <style:style style:name="P25" style:family="paragraph" style:parent-style-name="Text_20_body">
      <style:paragraph-properties fo:text-align="justify" style:justify-single-word="false"/>
      <style:text-properties officeooo:paragraph-rsid="001a5702"/>
    </style:style>
    <style:style style:name="P26" style:family="paragraph" style:parent-style-name="Text_20_body">
      <style:paragraph-properties fo:margin-left="0cm" fo:margin-right="0cm" fo:text-align="justify" style:justify-single-word="false" fo:text-indent="0cm" style:auto-text-indent="false"/>
      <style:text-properties officeooo:paragraph-rsid="001a5702"/>
    </style:style>
    <style:style style:name="P27" style:family="paragraph" style:parent-style-name="Text_20_body">
      <style:paragraph-properties fo:text-align="justify" style:justify-single-word="false"/>
      <style:text-properties officeooo:paragraph-rsid="001d2d3b"/>
    </style:style>
    <style:style style:name="P28" style:family="paragraph" style:parent-style-name="Text_20_body">
      <style:paragraph-properties fo:text-align="justify" style:justify-single-word="false"/>
      <style:text-properties officeooo:paragraph-rsid="001b8163"/>
    </style:style>
    <style:style style:name="P29" style:family="paragraph" style:parent-style-name="Text_20_body">
      <style:paragraph-properties fo:text-align="justify" style:justify-single-word="false"/>
    </style:style>
    <style:style style:name="T1" style:family="text">
      <style:text-properties officeooo:rsid="000d8136"/>
    </style:style>
    <style:style style:name="T2" style:family="text">
      <style:text-properties fo:font-size="11pt" style:font-size-asian="11pt" style:font-size-complex="11pt"/>
    </style:style>
    <style:style style:name="T3" style:family="text">
      <style:text-properties fo:font-size="11pt" officeooo:rsid="001b8163" style:font-size-asian="11pt" style:font-size-complex="11pt"/>
    </style:style>
    <style:style style:name="T4" style:family="text">
      <style:text-properties officeooo:rsid="000bd350"/>
    </style:style>
    <style:style style:name="T5" style:family="text">
      <style:text-properties officeooo:rsid="001b4f93"/>
    </style:style>
    <style:style style:name="T6" style:family="text">
      <style:text-properties officeooo:rsid="0006382b"/>
    </style:style>
    <style:style style:name="T7" style:family="text">
      <style:text-properties fo:font-weight="bold" style:font-weight-asian="bold" style:font-weight-complex="bold"/>
    </style:style>
    <style:style style:name="T8" style:family="text">
      <style:text-properties fo:font-weight="bold" officeooo:rsid="0006382b" style:font-weight-asian="bold" style:font-weight-complex="bold"/>
    </style:style>
    <style:style style:name="T9" style:family="text">
      <style:text-properties fo:font-weight="bold" officeooo:rsid="0007a5cd" style:font-weight-asian="bold" style:font-weight-complex="bold"/>
    </style:style>
    <style:style style:name="T10" style:family="text">
      <style:text-properties fo:font-weight="bold" officeooo:rsid="0009b92b" style:font-weight-asian="bold" style:font-weight-complex="bold"/>
    </style:style>
    <style:style style:name="T11" style:family="text">
      <style:text-properties fo:font-weight="bold" officeooo:rsid="000a41b5" style:font-weight-asian="bold" style:font-weight-complex="bold"/>
    </style:style>
    <style:style style:name="T12" style:family="text">
      <style:text-properties fo:font-weight="bold" officeooo:rsid="000b2589" style:font-weight-asian="bold" style:font-weight-complex="bold"/>
    </style:style>
    <style:style style:name="T13" style:family="text">
      <style:text-properties fo:font-weight="bold" officeooo:rsid="001d2d3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7a5cd" style:font-weight-asian="normal" style:font-weight-complex="normal"/>
    </style:style>
    <style:style style:name="T16" style:family="text">
      <style:text-properties fo:font-weight="normal" officeooo:rsid="00097e38" style:font-weight-asian="normal" style:font-weight-complex="normal"/>
    </style:style>
    <style:style style:name="T17" style:family="text">
      <style:text-properties fo:font-weight="normal" officeooo:rsid="000a41b5" style:font-weight-asian="normal" style:font-weight-complex="normal"/>
    </style:style>
    <style:style style:name="T18" style:family="text">
      <style:text-properties fo:font-weight="normal" officeooo:rsid="001b8163" style:font-weight-asian="normal" style:font-weight-complex="normal"/>
    </style:style>
    <style:style style:name="T19" style:family="text">
      <style:text-properties fo:font-weight="normal" officeooo:rsid="001e4f35" style:font-weight-asian="normal" style:font-weight-complex="normal"/>
    </style:style>
    <style:style style:name="T20" style:family="text">
      <style:text-properties officeooo:rsid="00097e38"/>
    </style:style>
    <style:style style:name="T21" style:family="text">
      <style:text-properties officeooo:rsid="001a5702"/>
    </style:style>
    <style:style style:name="T22" style:family="text">
      <style:text-properties officeooo:rsid="001b8163"/>
    </style:style>
    <style:style style:name="T23" style:family="text">
      <style:text-properties officeooo:rsid="001e4f3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inical Case <text:span text:style-name="T21">7</text:span></text:p>
      <text:h text:style-name="P9" text:outline-level="1">Patient Data:</text:h>
      <text:p text:style-name="P1"><text:span text:style-name="Strong_20_Emphasis"><text:span text:style-name="T2">Demographic:</text:span></text:span></text:p>
      <text:list text:style-name="L1">
        <text:list-item>
          <text:p text:style-name="P11">Age: <text:span text:style-name="T22">56</text:span></text:p>
        </text:list-item>
        <text:list-item>
          <text:p text:style-name="P11">Sex: <text:span text:style-name="T22">Fem</text:span><text:span text:style-name="T4">ale</text:span></text:p>
        </text:list-item>
        <text:list-item>
          <text:p text:style-name="P11">Weight (kg): <text:span text:style-name="T22">54</text:span></text:p>
        </text:list-item>
        <text:list-item>
          <text:p text:style-name="P11">Height (cm): 1<text:span text:style-name="T22">69</text:span></text:p>
        </text:list-item>
      </text:list>
      <text:p text:style-name="P6"><text:span text:style-name="Strong_20_Emphasis"><text:span text:style-name="T2">Patient history:</text:span></text:span></text:p>
      <text:list text:style-name="L2">
        <text:list-item>
          <text:p text:style-name="P12">Cancer (any type): <text:span text:style-name="T21">No</text:span></text:p>
        </text:list-item>
        <text:list-item>
          <text:p text:style-name="P12">Heart failure: <text:span text:style-name="T22">No</text:span></text:p>
        </text:list-item>
        <text:list-item>
          <text:p text:style-name="P13">COPD: <text:span text:style-name="T21">Missing</text:span></text:p>
        </text:list-item>
        <text:list-item>
          <text:p text:style-name="P12">Chronic Cardiopulmonary Disease: <text:span text:style-name="T22">No</text:span></text:p>
        </text:list-item>
      </text:list>
      <text:p text:style-name="P6"><text:span text:style-name="Strong_20_Emphasis"><text:span text:style-name="T2">Absolute Contraindications for:</text:span></text:span></text:p>
      <text:list text:style-name="L3">
        <text:list-item>
          <text:p text:style-name="P14">Haemorrhagic stroke (previous 6 months): <text:span text:style-name="T22">No</text:span></text:p>
        </text:list-item>
        <text:list-item>
          <text:p text:style-name="P15">Unknown-origin ischemic stroke (previous 6 months): <text:span text:style-name="T21">Missing</text:span></text:p>
        </text:list-item>
        <text:list-item>
          <text:p text:style-name="P14">Central nervous system neoplasm: No</text:p>
        </text:list-item>
        <text:list-item>
          <text:p text:style-name="P14">Major trauma (previous 3 weeks): <text:span text:style-name="T1">No</text:span></text:p>
        </text:list-item>
        <text:list-item>
          <text:p text:style-name="P14">Major surgery (previous 3 weeks): <text:span text:style-name="T21">Missing</text:span></text:p>
        </text:list-item>
        <text:list-item>
          <text:p text:style-name="P14">Bleeding diathesis: No</text:p>
        </text:list-item>
        <text:list-item>
          <text:p text:style-name="P14">Active bleeding: No</text:p>
        </text:list-item>
      </text:list>
      <text:p text:style-name="P6"><text:span text:style-name="Strong_20_Emphasis"><text:span text:style-name="T2">Relative Contraindications for:</text:span></text:span></text:p>
      <text:list text:style-name="L4">
        <text:list-item>
          <text:p text:style-name="P16">Transient ischemic attack (previous 6 months): <text:span text:style-name="T21">Missing</text:span></text:p>
        </text:list-item>
        <text:list-item>
          <text:p text:style-name="P16">Oral anticoagulation: <text:span text:style-name="T21">Missing</text:span></text:p>
        </text:list-item>
        <text:list-item>
          <text:p text:style-name="P17">Pregnancy: <text:span text:style-name="T21">No</text:span></text:p>
        </text:list-item>
        <text:list-item>
          <text:p text:style-name="P17">First postpartum week: <text:span text:style-name="T21">No</text:span></text:p>
        </text:list-item>
        <text:list-item>
          <text:p text:style-name="P17">Non compressible puncture sites: <text:span text:style-name="T21">No</text:span></text:p>
        </text:list-item>
        <text:list-item>
          <text:p text:style-name="P17">Traumatic resuscitation: No</text:p>
        </text:list-item>
        <text:list-item>
          <text:p text:style-name="P16">Refractory hypertension (SBP &gt; 180 mmHg): <text:span text:style-name="T21">Missing</text:span></text:p>
        </text:list-item>
        <text:list-item>
          <text:p text:style-name="P17">Advanced liver disease: <text:span text:style-name="T22">Yes</text:span></text:p>
        </text:list-item>
        <text:list-item>
          <text:p text:style-name="P17">Infective endocarditis: <text:span text:style-name="T21">Missing</text:span></text:p>
        </text:list-item>
        <text:list-item>
          <text:p text:style-name="P22">Active peptic ulcer: <text:span text:style-name="T21">Missing</text:span></text:p>
          <text:p text:style-name="P22"/>
        </text:list-item>
      </text:list>
      <text:p text:style-name="P6"><text:soft-page-break/><text:span text:style-name="Strong_20_Emphasis"><text:span text:style-name="T2">Physical Examination:</text:span></text:span></text:p>
      <text:list text:style-name="L5">
        <text:list-item>
          <text:p text:style-name="P18">Systolic blood pressure (SBP): <text:span text:style-name="T22">108</text:span> mmHg</text:p>
        </text:list-item>
        <text:list-item>
          <text:p text:style-name="P18">Diastolic blood pressure (DBP): <text:span text:style-name="T22">67</text:span><text:span text:style-name="T5"> </text:span>mmHg</text:p>
        </text:list-item>
        <text:list-item>
          <text:p text:style-name="P18">Hypoperfusion: <text:span text:style-name="T22">Missing</text:span></text:p>
        </text:list-item>
        <text:list-item>
          <text:p text:style-name="P18">Cardiac frequency: <text:span text:style-name="T22">96</text:span> bpm</text:p>
        </text:list-item>
        <text:list-item>
          <text:p text:style-name="P18">Respiratory frequency: <text:span text:style-name="T22">35</text:span> breaths/min</text:p>
        </text:list-item>
        <text:list-item>
          <text:p text:style-name="P18">Temperature (ºC): 3<text:span text:style-name="T22">8.4</text:span></text:p>
        </text:list-item>
        <text:list-item>
          <text:p text:style-name="P18">Altered mental status: <text:span text:style-name="T22">No</text:span></text:p>
        </text:list-item>
        <text:list-item>
          <text:p text:style-name="P18">Glasgow scale: 1<text:span text:style-name="T22">5</text:span></text:p>
        </text:list-item>
        <text:list-item>
          <text:p text:style-name="P18">Oxygen saturation (%): <text:span text:style-name="T21">9</text:span><text:span text:style-name="T22">4</text:span></text:p>
        </text:list-item>
      </text:list>
      <text:p text:style-name="P6"><text:span text:style-name="Strong_20_Emphasis"><text:span text:style-name="T2">Echocardiography:</text:span></text:span></text:p>
      <text:list text:style-name="L6">
        <text:list-item>
          <text:p text:style-name="P23"><text:span text:style-name="T2">RV dysfunction: </text:span>Not Available </text:p>
        </text:list-item>
        <text:list-item>
          <text:p text:style-name="P19">RV/LV diameter ratio: Not Available</text:p>
        </text:list-item>
        <text:list-item>
          <text:p text:style-name="P23"><text:span text:style-name="T2">Tapse: </text:span>Not Available </text:p>
        </text:list-item>
        <text:list-item>
          <text:p text:style-name="P23"><text:span text:style-name="T2">McConell sign: </text:span>Not Available </text:p>
        </text:list-item>
        <text:list-item>
          <text:p text:style-name="P19">Right heart thrombi: Not Available</text:p>
        </text:list-item>
        <text:list-item>
          <text:p text:style-name="P23"><text:span text:style-name="T2">IVC diameter (cm): </text:span>Not Available </text:p>
        </text:list-item>
        <text:list-item>
          <text:p text:style-name="P23"><text:span text:style-name="T2">IVC inspiratory collapsibility: </text:span>Not Available </text:p>
        </text:list-item>
        <text:list-item>
          <text:p text:style-name="P23"><text:span text:style-name="T2">Peak systolic velocity tricuspid annulus: </text:span>Not Available </text:p>
        </text:list-item>
      </text:list>
      <text:p text:style-name="P6"><text:span text:style-name="Strong_20_Emphasis"><text:span text:style-name="T2">CTPA:</text:span></text:span></text:p>
      <text:list text:style-name="L7">
        <text:list-item>
          <text:p text:style-name="P20">Pulmonary embolism: <text:span text:style-name="T21">Yes</text:span></text:p>
        </text:list-item>
        <text:list-item>
          <text:p text:style-name="P24"><text:span text:style-name="T2">RV/LV diameter ratio: </text:span><text:span text:style-name="T3">Not Available</text:span></text:p>
        </text:list-item>
        <text:list-item>
          <text:p text:style-name="P20">Contrast reflux into IV: <text:span text:style-name="T22">Not Available</text:span></text:p>
        </text:list-item>
      </text:list>
      <text:p text:style-name="P6"><text:span text:style-name="Strong_20_Emphasis"><text:span text:style-name="T2">Laboratory Test:</text:span></text:span></text:p>
      <text:list text:style-name="L8">
        <text:list-item>
          <text:p text:style-name="P21">Troponin elevated: <text:span text:style-name="T21">Yes</text:span></text:p>
        </text:list-item>
        <text:list-item>
          <text:p text:style-name="P21">NtproBNP elevated: <text:span text:style-name="T22">Not Available</text:span></text:p>
        </text:list-item>
        <text:list-item>
          <text:p text:style-name="P21">Creatinine (mg/dL): <text:span text:style-name="T22">2.4</text:span></text:p>
        </text:list-item>
        <text:list-item>
          <text:p text:style-name="P21">CrCl (mL/min): <text:span text:style-name="T22">27</text:span></text:p>
        </text:list-item>
      </text:list>
      <text:p text:style-name="P5"/>
      <text:p text:style-name="P5"/>
      <text:p text:style-name="P5"/>
      <text:p text:style-name="P5"/>
      <text:p text:style-name="P5"/>
      <text:p text:style-name="P5"><text:soft-page-break/></text:p>
      <text:h text:style-name="P10" text:outline-level="1"><text:span text:style-name="T6">Interaction with the Virtual Asistent</text:span>: Patient Analysis </text:h>
      <text:p text:style-name="P1"/>
      <text:p text:style-name="P1"><text:span text:style-name="T8">Chatbot:</text:span><text:span text:style-name="T6"> </text:span>Hello! I am a virtual assistant specialized in <text:span text:style-name="Strong_20_Emphasis"><text:span text:style-name="T14">Pulmonary Embolism clinical management</text:span></text:span>. My purpose is to assist you by providing evidence-based recommendations, retrieving relevant guideline information, and supporting risk assessment for PE patients.</text:p>
      <text:p text:style-name="P26">To begin, please select a patient by entering a number between 1 and <text:span text:style-name="T6">20</text:span> from the available patient database.</text:p>
      <text:p text:style-name="P26"/>
      <text:p text:style-name="P1"><text:span text:style-name="T8">User:</text:span><text:span text:style-name="T6"> Patient </text:span><text:span text:style-name="T22">9</text:span></text:p>
      <text:p text:style-name="P1"/>
      <text:p text:style-name="P1"><text:span text:style-name="T7">Chatbot:</text:span><text:span text:style-name="T14"> Patient Patient </text:span><text:span text:style-name="T18">9</text:span><text:span text:style-name="T14"> loaded successfully. </text:span><text:span text:style-name="T15">Please type your query.</text:span></text:p>
      <text:p text:style-name="P1"><text:span text:style-name="T15"/></text:p>
      <text:p text:style-name="P1"><text:span text:style-name="T9">User:</text:span><text:span text:style-name="T15"> Please evaluate the patient’s status and provide a clinical recommendation for further management. </text:span></text:p>
      <text:p text:style-name="P1"><text:span text:style-name="T9">------------------------------------------ </text:span><text:span text:style-name="T10">METRICS CALCULATION ---------------------------------------<text:line-break/></text:span><text:span text:style-name="T9"><text:line-break/>Chatbot: </text:span><text:span text:style-name="T16">First I need to calculate the PESI, sPESI and Risk of Early Mortality of the patient:</text:span></text:p>
      <text:p text:style-name="P1"><text:span text:style-name="T16"/></text:p>
      <text:p text:style-name="P3"><text:span text:style-name="Strong_20_Emphasis"><text:span text:style-name="T20">Chatbot:</text:span></text:span><text:span text:style-name="T16"> Please provide a value for the missing parameter: 'COPD '. If you cannot provide the value, indicate 'unknown'.</text:span></text:p>
      <text:p text:style-name="P1"><text:span text:style-name="T16"><text:line-break/></text:span><text:span text:style-name="Strong_20_Emphasis"><text:span text:style-name="T20">User:</text:span></text:span><text:span text:style-name="T16"> No</text:span></text:p>
      <text:p text:style-name="P1"/>
      <text:p text:style-name="P1"><text:span text:style-name="T9">Chatbot: </text:span><text:span text:style-name="T15">Step-by-step calculation of the PESI score for the given patient:</text:span><text:span text:style-name="T16"><text:line-break/><text:line-break/>1. Age: The patient is 56 years old. </text:span></text:p>
      <text:p text:style-name="P2">- Add 56 points (age in years).</text:p>
      <text:p text:style-name="P2">2. Male sex: The patient is female. </text:p>
      <text:p text:style-name="P2">- Add 0 points.</text:p>
      <text:p text:style-name="P2">3. Cancer (any type): The patient has no cancer. </text:p>
      <text:p text:style-name="P2">- Add 0 points.</text:p>
      <text:p text:style-name="P2">4. Chronic heart failure: The patient has no heart failure. </text:p>
      <text:p text:style-name="P2">- Add 0 points.</text:p>
      <text:p text:style-name="P2"><text:soft-page-break/>5. Chronic pulmonary disease: The patient has no COPD or chronic cardiopulmonary disease. </text:p>
      <text:p text:style-name="P2">- Add 0 points.</text:p>
      <text:p text:style-name="P2">6. Pulse rate ≥ 110 bpm: The patient's heart rate is 96 bpm. </text:p>
      <text:p text:style-name="P2">- Add 0 points.</text:p>
      <text:p text:style-name="P2">7. Systolic blood pressure &lt; 100 mmHg: The patient's SBP is 108 mmHg. </text:p>
      <text:p text:style-name="P2">- Add 0 points.</text:p>
      <text:p text:style-name="P2">8. Respiratory rate &gt; 30 breaths per minute: The patient's respiratory rate is 35. </text:p>
      <text:p text:style-name="P2">- Add 20 points.</text:p>
      <text:p text:style-name="P2">9. Temperature &lt; 36ºC: The patient's temperature is 38.4ºC. </text:p>
      <text:p text:style-name="P2">- Add 0 points.</text:p>
      <text:p text:style-name="P2">10. Altered mental status: The patient has no altered mental status. </text:p>
      <text:p text:style-name="P2">- Add 0 points.</text:p>
      <text:p text:style-name="P2">11. Arterial oxyhaemoglobin saturation &lt; 90%: The patient's oxygen saturation is 94%. </text:p>
      <text:p text:style-name="P2">- Add 0 points.</text:p>
      <text:p text:style-name="P2"/>
      <text:p text:style-name="P2">Now, summing all points: </text:p>
      <text:p text:style-name="P2">Age (56) + Respiratory rate (20) = 56 + 20 = 76 points.</text:p>
      <text:p text:style-name="P2">The patient's score of 76 points places her in Class II (low mortality risk).</text:p>
      <text:p text:style-name="P2"/>
      <text:p text:style-name="P1"><text:span text:style-name="T9">Chatbot: </text:span><text:span text:style-name="T15">Step-by-step calculation of the sPESI score:<text:line-break/></text:span><text:span text:style-name="Strong_20_Emphasis"><text:span text:style-name="T15">1. Age &gt; 80 years: The patient is 56 years old, so 0 points.</text:span></text:span></text:p>
      <text:p text:style-name="P2">2. Cancer (any type): The patient has no cancer, so 0 points.</text:p>
      <text:p text:style-name="P2">3. Chronic heart failure: The patient has no heart failure, so 0 points.</text:p>
      <text:p text:style-name="P2">4. Chronic pulmonary disease: The patient has no COPD or chronic cardiopulmonary disease, so 0 points.</text:p>
      <text:p text:style-name="P2">5. Pulse rate ≥ 110 bpm: The patient's heart rate is 96 bpm, so 0 points.</text:p>
      <text:p text:style-name="P2">6. Systolic blood pressure &lt; 100 mmHg: The patient's SBP is 108 mmHg, so 0 points.</text:p>
      <text:p text:style-name="P2">7. Arterial oxyhaemoglobin saturation &lt; 90%: The patient's oxygen saturation is 94%, so 0 points.</text:p>
      <text:p text:style-name="P2">No other sPESI parameters apply or are missing but not relevant.</text:p>
      <text:p text:style-name="P2"/>
      <text:p text:style-name="P2">Sum of points = 0</text:p>
      <text:p text:style-name="P2">sPESI value: 0 (Low)</text:p>
      <text:p text:style-name="P4"><text:soft-page-break/><text:span text:style-name="T9">Chatbot: </text:span><text:span text:style-name="T15">Please provide a value for the missing parameter: 'Unknown-origin ischemic stroke (previous 6 months) '. If you cannot provide the value, indicate 'unknown': </text:span></text:p>
      <text:p text:style-name="P4"><text:span text:style-name="T15"/></text:p>
      <text:p text:style-name="P4"><text:span text:style-name="T11">User</text:span><text:span text:style-name="T9">: </text:span><text:span text:style-name="T17">No</text:span></text:p>
      <text:p text:style-name="P4"><text:span text:style-name="T17"/></text:p>
      <text:p text:style-name="P4"><text:span text:style-name="T9">Chatbot: </text:span><text:span text:style-name="T15">Please provide a value for the missing parameter: 'Major surgery (previous 3 weeks)'. If you cannot provide the value, indicate 'unknown': </text:span></text:p>
      <text:p text:style-name="P4"><text:span text:style-name="T15"/></text:p>
      <text:p text:style-name="P4"><text:span text:style-name="T11">User</text:span><text:span text:style-name="T9">: </text:span><text:span text:style-name="T17">No</text:span></text:p>
      <text:p text:style-name="P4"><text:span text:style-name="T17"/></text:p>
      <text:p text:style-name="P4"><text:span text:style-name="T9">Chatbot: </text:span><text:span text:style-name="T15">Please provide a value for the missing parameter: 'Transient ischemic attack (previous 6 months)'. If you cannot provide the value, indicate 'unknown': </text:span></text:p>
      <text:p text:style-name="P4"><text:span text:style-name="T15"/></text:p>
      <text:p text:style-name="P4"><text:span text:style-name="T11">User</text:span><text:span text:style-name="T9">: </text:span><text:span text:style-name="T17">No</text:span></text:p>
      <text:p text:style-name="P4"><text:span text:style-name="T17"/></text:p>
      <text:p text:style-name="P4"><text:span text:style-name="T9">Chatbot: </text:span><text:span text:style-name="T15">Please provide a value for the missing parameter: 'Oral anticoagulation'. If you cannot provide the value, indicate 'unknown': </text:span></text:p>
      <text:p text:style-name="P4"><text:span text:style-name="T15"/></text:p>
      <text:p text:style-name="P4"><text:span text:style-name="T11">User</text:span><text:span text:style-name="T9">: </text:span><text:span text:style-name="T17">No</text:span></text:p>
      <text:p text:style-name="P4"><text:span text:style-name="T17"/></text:p>
      <text:p text:style-name="P4"><text:span text:style-name="T9">Chatbot: </text:span><text:span text:style-name="T15">Please provide a value for the missing parameter: 'Refractory hypertension (SBP&gt;180mmHg)'. If you cannot provide the value, indicate 'unknown': </text:span></text:p>
      <text:p text:style-name="P4"><text:span text:style-name="T15"/></text:p>
      <text:p text:style-name="P4"><text:span text:style-name="T11">User</text:span><text:span text:style-name="T9">: </text:span><text:span text:style-name="T17">No</text:span></text:p>
      <text:p text:style-name="P1"><text:span text:style-name="T9"/></text:p>
      <text:p text:style-name="P1"><text:span text:style-name="T9">Chatbot: </text:span><text:span text:style-name="T15">Step-by-step reasoning to classify the risk of early mortality for this patient with pulmonary embolism (PE): </text:span></text:p>
      <text:p text:style-name="P1">1. Haemodynamic instability: </text:p>
      <text:p text:style-name="P2">- Defined as cardiac arrest, obstructive shock (SBP &lt;90 mmHg or vasopressors needed), or persistent hypotension (SBP &lt;90 mmHg or drop &gt;40 mmHg for &gt;15 min). </text:p>
      <text:p text:style-name="P2">- Patient’s SBP is 108 mmHg, which is above 90 mmHg, and no mention of vasopressors or shock. </text:p>
      <text:p text:style-name="P3">- Therefore, haemodynamic instability is **absent (-)**.</text:p>
      <text:p text:style-name="P3"/>
      <text:p text:style-name="P3"/>
      <text:p text:style-name="P2"><text:soft-page-break/>2. Clinical parameters of PE severity and/or comorbidity (PESI and sPESI):</text:p>
      <text:p text:style-name="P2">- PESI value = 76, which corresponds to PESI Class II (low risk). </text:p>
      <text:p text:style-name="P2">- sPESI = 0, which indicates low risk. </text:p>
      <text:p text:style-name="P2">- According to the table, clinical parameters are considered positive if PESI class III-V or sPESI ≥1. </text:p>
      <text:p text:style-name="P2">- Here, PESI class II and sPESI 0 means clinical parameters are negative (-).</text:p>
      <text:p text:style-name="P2"/>
      <text:p text:style-name="P2">3. RV dysfunction on TTE or CTPA:</text:p>
      <text:p text:style-name="P2">- Echocardiography data are all "Not Available." </text:p>
      <text:p text:style-name="P2">- CTPA shows PE confirmed but RV/LV diameter ratio and contrast reflux are "Not Available." </text:p>
      <text:p text:style-name="P2">- Since no imaging evidence of RV dysfunction is available, we cannot confirm RV dysfunction. </text:p>
      <text:p text:style-name="P2">- For safety and accuracy, we must consider RV dysfunction as **unknown**, but since no positive evidence is present, we treat it as **negative (-)** for classification purposes.</text:p>
      <text:p text:style-name="P2"/>
      <text:p text:style-name="P2">4. Elevated cardiac troponin levels:</text:p>
      <text:p text:style-name="P2">- Troponin elevated = "yes." </text:p>
      <text:p text:style-name="P2">- This is a positive marker (+).</text:p>
      <text:p text:style-name="P2"/>
      <text:p text:style-name="P2">5. Summary of findings:</text:p>
      <text:p text:style-name="P2">- Haemodynamic instability: No (-) </text:p>
      <text:p text:style-name="P2">- Clinical parameters (PESI class III-V or sPESI ≥1): No (-) </text:p>
      <text:p text:style-name="P2">- RV dysfunction: No evidence (+) but unknown, treated as (-) </text:p>
      <text:p text:style-name="P2">- Troponin elevated: Yes (+)</text:p>
      <text:p text:style-name="P2"/>
      <text:p text:style-name="P2">6. Applying the classification table:</text:p>
      <text:p text:style-name="P2">- High risk requires haemodynamic instability (+) plus clinical parameters (+), RV dysfunction (+), and troponin (+). Not met. </text:p>
      <text:p text:style-name="P2">- Intermediate-high risk requires no haemodynamic instability (-), clinical parameters (+), RV dysfunction (+), and troponin (+). Not met because clinical parameters are negative. </text:p>
      <text:p text:style-name="P2">- Intermediate-low risk requires no haemodynamic instability (-), clinical parameters (+), and one or none of RV dysfunction or troponin positive. Clinical parameters are negative, so this does not fit. </text:p>
      <text:p text:style-name="P2">- Low risk requires no haemodynamic instability (-), clinical parameters (-), RV dysfunction (-), and troponin (-). Troponin is positive here, so strictly this is not low risk.</text:p>
      <text:p text:style-name="P2"/>
      <text:p text:style-name="P2"><text:soft-page-break/>7. Additional guidance from the note (e):</text:p>
      <text:p text:style-name="P2">- Signs of RV dysfunction or elevated cardiac biomarkers may be present despite low PESI or sPESI. </text:p>
      <text:p text:style-name="P2">- Such patients should be classified as intermediate-risk. </text:p>
      <text:p text:style-name="P2">- Since troponin is elevated but RV dysfunction is unknown/negative and PESI is low, this patient fits the <text:span text:style-name="T7">intermediate-risk</text:span> category.</text:p>
      <text:p text:style-name="P2"/>
      <text:p text:style-name="P2">8. Distinguishing intermediate-high vs intermediate-low:</text:p>
      <text:p text:style-name="P2">- Intermediate-high requires clinical parameters positive (PESI III-V or sPESI ≥1), which is not the case here. </text:p>
      <text:p text:style-name="P2">- Therefore, the patient is in the **intermediate-low risk** category.</text:p>
      <text:p text:style-name="P2"/>
      <text:p text:style-name="P2">Conclusion: </text:p>
      <text:p text:style-name="P2">- Haemodynamic instability: No </text:p>
      <text:p text:style-name="P2">- Clinical parameters: No </text:p>
      <text:p text:style-name="P2">- Troponin: Yes </text:p>
      <text:p text:style-name="P2">- RV dysfunction: No evidence (assumed negative) </text:p>
      <text:p text:style-name="P2">- PESI class II and sPESI 0</text:p>
      <text:p text:style-name="P2">According to the table and notes, this patient is best classified as **intermediate-low risk** of early mortality.</text:p>
      <text:p text:style-name="P2"/>
      <text:p text:style-name="P2">Risk of Early Mortality level: Intermediate-low</text:p>
      <text:p text:style-name="P2"/>
      <text:p text:style-name="P1"><text:span text:style-name="T9">---------------------------------- </text:span><text:span text:style-name="T10">RECOMMENDATION GENERATION -</text:span><text:span text:style-name="T9">-</text:span><text:span text:style-name="T10">-------------------------------</text:span></text:p>
      <text:p text:style-name="P1"><text:span text:style-name="T9">------------------------------------------------- </text:span><text:span text:style-name="T11">R</text:span><text:span text:style-name="T12">easoning Steps</text:span><text:span text:style-name="T10"> -</text:span><text:span text:style-name="T9">-</text:span><text:span text:style-name="T10">-----------------------------------------------</text:span></text:p>
      <text:p text:style-name="P1"><text:span text:style-name="T9">Chatbot: </text:span><text:span text:style-name="T15">The patient is a 56-year-old female with confirmed pulmonary embolism (PE) on CTPA. The PE severity risk is intermediate-low based on PESI class II and sPESI low risk. Vital signs show borderline low-normal blood pressure (SBP 108 mmHg), tachypnea (RR 35), mild hypoxia (O2 sat 94%), and fever (38.4°C). Cardiac frequency is mildly elevated (96 bpm). There is no altered mental status. </text:span></text:p>
      <text:p text:style-name="P2">Laboratory data shows elevated troponin, indicating myocardial injury or right ventricular strain, and impaired renal function (creatinine 2.4 mg/dL, CrCl 27 mL/min). Echocardiographic parameters are not available, so RV dysfunction status is unknown. </text:p>
      <text:p text:style-name="P2"><text:soft-page-break/>The patient has no absolute contraindications for thrombolysis but has a relative contraindication of advanced liver disease. This is important to consider when deciding on anticoagulation and thrombolytic therapy.</text:p>
      <text:p text:style-name="P2">Given the confirmed PE and intermediate-low risk, the main clinical decision is about the appropriate anticoagulation and whether thrombolysis or other advanced therapies are indicated. The presence of elevated troponin suggests some right heart strain, but without echocardiographic data, the full risk stratification is incomplete.</text:p>
      <text:p text:style-name="P2">Renal impairment (CrCl 27) is significant and will influence anticoagulant choice and dosing.</text:p>
      <text:p text:style-name="P2">I will start by retrieving guideline information on treatment recommendations for intermediate-low risk PE patients with elevated troponin and renal impairment.</text:p>
      <text:p text:style-name="P2"/>
      <text:p text:style-name="P2">Retrieval Call: query = "treatment recommendations for intermediate-low risk pulmonary embolism with elevated troponin and renal impairment", top_k = 3, top_k_rerank = 2</text:p>
      <text:p text:style-name="P1"><text:span text:style-name="T17"/></text:p>
      <text:p text:style-name="P1"><text:span text:style-name="T9">Chatbot: </text:span><text:span text:style-name="T15">The patient is a 56-year-old female with confirmed pulmonary embolism (PE) on CTPA. The clinical risk assessment shows:</text:span></text:p>
      <text:p text:style-name="P2">- PESI Class II (score 76), which corresponds to intermediate-low risk.</text:p>
      <text:p text:style-name="P2">- sPESI score 0 (low risk).</text:p>
      <text:p text:style-name="P2">- Early mortality risk classified as intermediate-low.</text:p>
      <text:p text:style-name="P2">- Troponin is elevated, indicating myocardial injury.</text:p>
      <text:p text:style-name="P2">- Renal function is impaired (Creatinine 2.4 mg/dL, CrCl 27 mL/min).</text:p>
      <text:p text:style-name="P2">- Vital signs: SBP 108 mmHg (normotensive), HR 96 bpm, RR 35/min, Temp 38.4°C, O2 sat 94%.</text:p>
      <text:p text:style-name="P2">- No signs of altered mental status.</text:p>
      <text:p text:style-name="P2">- No absolute contraindications for thrombolysis.</text:p>
      <text:p text:style-name="P2">- Relative contraindication: advanced liver disease.</text:p>
      <text:p text:style-name="P2">- Echocardiographic parameters are not available.</text:p>
      <text:p text:style-name="P2">- RV dysfunction on imaging is unknown (not available).</text:p>
      <text:p text:style-name="P2"/>
      <text:p text:style-name="P2">According to the retrieved guidelines, patients with intermediate-low risk PE (normotensive, PESI II, troponin positive but no confirmed RV dysfunction) should be hospitalized and treated with anticoagulation without routine primary reperfusion (thrombolysis) due to bleeding risk. Rescue thrombolysis or embolectomy is reserved for hemodynamic deterioration.</text:p>
      <text:p text:style-name="P2">The patient has renal impairment (CrCl 27 mL/min), which affects the choice of anticoagulants. NOACs are not recommended in severe renal impairment (CrCl &lt;30 mL/min), so caution is needed. LMWH or unfractionated heparin (UFH) may be preferred.</text:p>
      <text:p text:style-name="P2"><text:soft-page-break/>Echocardiographic data are missing, which is important to assess RV dysfunction and refine risk stratification. Also, hypoperfusion status is missing, which is relevant for hemodynamic assessment.</text:p>
      <text:p text:style-name="P2">Given the missing echocardiographic data and hypoperfusion status, I should request these if possible. However, echocardiography is "Not Available" (not performed yet), so I cannot request it but should recommend performing it.</text:p>
      <text:p text:style-name="P2">Hypoperfusion is missing but can be asked from the clinician.</text:p>
      <text:p text:style-name="P2"/>
      <text:p text:style-name="P2">I will first request the missing hypoperfusion clinical data.</text:p>
      <text:p text:style-name="P1"/>
      <text:p text:style-name="P4"><text:span text:style-name="T9">Chatbot: </text:span><text:span text:style-name="T15">Please provide a value for the missing parameter: 'Hypoperfusion'. If you cannot provide the value, indicate 'unknown': </text:span></text:p>
      <text:p text:style-name="P4"><text:span text:style-name="T15"/></text:p>
      <text:p text:style-name="P4"><text:span text:style-name="T11">User</text:span><text:span text:style-name="T9">: </text:span><text:span text:style-name="T17">No</text:span></text:p>
      <text:p text:style-name="P4"/>
      <text:p text:style-name="P1"><text:span text:style-name="T9">Chatbot: </text:span><text:span text:style-name="T15">According to the retrieved guidelines:</text:span></text:p>
      <text:p text:style-name="P2">- For intermediate-low risk PE patients without hemodynamic instability, anticoagulation alone is the recommended treatment.</text:p>
      <text:p text:style-name="P2">- Routine primary systemic thrombolysis is not recommended due to bleeding risk.</text:p>
      <text:p text:style-name="P2">- Elevated troponin and signs of RV dysfunction increase risk, but in this patient, RV dysfunction status is unknown.</text:p>
      <text:p text:style-name="P2">- Renal impairment affects choice of anticoagulant: NOACs are not recommended if CrCl &lt;30 mL/min; LMWH or UFH preferred.</text:p>
      <text:p text:style-name="P2">- The patient has advanced liver disease, which is a relative contraindication for thrombolysis but not an absolute contraindication for anticoagulation.</text:p>
      <text:p text:style-name="P2">- Monitoring is important in patients with elevated troponin due to risk of early hemodynamic decompensation.</text:p>
      <text:p text:style-name="P2"/>
      <text:p text:style-name="P2">Missing or unavailable data that could influence management:</text:p>
      <text:p text:style-name="P2">- Echocardiographic signs of RV dysfunction (important for risk stratification and monitoring).</text:p>
      <text:p text:style-name="P2">- NT-proBNP level (additional prognostic biomarker).</text:p>
      <text:p text:style-name="P2">- RV/LV diameter ratio on CTPA (to assess RV dysfunction).</text:p>
      <text:p text:style-name="P2">- Contrast reflux in inferior vena cava on CTPA (another sign of RV dysfunction).</text:p>
      <text:p text:style-name="P2"/>
      <text:p text:style-name="P2">Since these imaging and lab tests are "Not Available," I cannot request them but should recommend performing them if possible.</text:p>
      <text:p text:style-name="P2"><text:soft-page-break/>Given the current data, the patient is intermediate-low risk with elevated troponin and renal impairment. The guidelines recommend anticoagulation with LMWH or UFH initially, avoiding NOACs due to renal function. Thrombolysis is not indicated unless hemodynamic deterioration occurs.</text:p>
      <text:p text:style-name="P2"/>
      <text:p text:style-name="P2">I will request if the patient is currently anticoagulated and which anticoagulant is being used, as this is missing and important for treatment planning.</text:p>
      <text:p text:style-name="P1"><text:span text:style-name="T15"/></text:p>
      <text:p text:style-name="P4"><text:span text:style-name="T9">Chatbot: </text:span><text:span text:style-name="T15">Please provide a value for the missing parameter: 'Current anticoagulation agent'. If you cannot provide the value, indicate 'unknown': </text:span></text:p>
      <text:p text:style-name="P4"><text:span text:style-name="T15"/></text:p>
      <text:p text:style-name="P4"><text:span text:style-name="T11">User</text:span><text:span text:style-name="T9">: </text:span><text:span text:style-name="T17">No</text:span></text:p>
      <text:p text:style-name="P4"><text:span text:style-name="T17"/></text:p>
      <text:p text:style-name="P1"><text:span text:style-name="T9">Chatbot: </text:span><text:span text:style-name="T15">The patient is a 56-year-old female with confirmed pulmonary embolism (PE) on CTPA. The clinical risk assessment shows:</text:span></text:p>
      <text:p text:style-name="P2">- PESI Class II (score 76), which corresponds to intermediate-low risk.</text:p>
      <text:p text:style-name="P2">- sPESI score 0 (low risk).</text:p>
      <text:p text:style-name="P2">- Early mortality risk classified as intermediate-low.</text:p>
      <text:p text:style-name="P2">- Troponin elevated (positive).</text:p>
      <text:p text:style-name="P2">- Renal impairment with creatinine clearance (CrCl) 27 mL/min (severe renal impairment).</text:p>
      <text:p text:style-name="P2">- No absolute contraindications for thrombolysis.</text:p>
      <text:p text:style-name="P2">- Relative contraindication: advanced liver disease.</text:p>
      <text:p text:style-name="P2">- Vital signs: SBP 108 mmHg (normotensive), HR 96 bpm, RR 35/min, O2 sat 94%, temp 38.4°C.</text:p>
      <text:p text:style-name="P2">- No signs of hemodynamic instability or hypoperfusion.</text:p>
      <text:p text:style-name="P2">- Echocardiographic parameters for RV dysfunction are not available.</text:p>
      <text:p text:style-name="P2">- CTPA RV/LV ratio and contrast reflux data are not available.</text:p>
      <text:p text:style-name="P2"/>
      <text:p text:style-name="P2">According to the retrieved guidelines:</text:p>
      <text:p text:style-name="P2">- Intermediate-low risk PE patients with positive troponin but no hemodynamic instability are usually treated with anticoagulation alone.</text:p>
      <text:p text:style-name="P2">- Routine primary systemic thrombolysis is not recommended in intermediate or low-risk PE due to bleeding risk.</text:p>
      <text:p text:style-name="P2">- Rescue thrombolysis or surgical/percutaneous embolectomy is reserved for patients who develop hemodynamic instability.</text:p>
      <text:p text:style-name="P2">- LMWH or fondaparinux is preferred over UFH for initial anticoagulation.</text:p>
      <text:p text:style-name="P2"><text:soft-page-break/>- NOACs are preferred over VKAs in eligible patients.</text:p>
      <text:p text:style-name="P2">- However, NOACs have restrictions in severe renal impairment (CrCl &lt;30 mL/min), and this patient has CrCl 27 mL/min, which is below the threshold for safe NOAC use.</text:p>
      <text:p text:style-name="P2">- Edoxaban can be used with dose adjustment in CrCl 15-50 mL/min, but dabigatran is not recommended if CrCl &lt;30 mL/min.</text:p>
      <text:p text:style-name="P2">- Rivaroxaban and apixaban are to be used with caution in CrCl 15-29 mL/min, but not recommended if CrCl &lt;15 mL/min.</text:p>
      <text:p text:style-name="P2">- Given the patient's CrCl of 27, NOACs may be used cautiously, but LMWH may be safer.</text:p>
      <text:p text:style-name="P2">- Advanced liver disease is a relative contraindication for thrombolysis, but thrombolysis is not indicated here anyway.</text:p>
      <text:p text:style-name="P2"/>
      <text:p text:style-name="P2">Missing data that could influence management:</text:p>
      <text:p text:style-name="P2">- Echocardiographic signs of RV dysfunction (important for risk stratification and monitoring).</text:p>
      <text:p text:style-name="P2">- NT-proBNP level (additional biomarker for risk stratification).</text:p>
      <text:p text:style-name="P2">- RV/LV ratio on CTPA (important for risk stratification).</text:p>
      <text:p text:style-name="P2"/>
      <text:p text:style-name="P2">Since these imaging and lab tests are "Not Available," I cannot request them but should recommend performing them if possible.</text:p>
      <text:p text:style-name="P2">Given the above, the patient is intermediate-low risk PE with positive troponin and renal impairment, normotensive and stable. The best approach is hospitalization with anticoagulation (likely LMWH due to renal impairment), close monitoring for hemodynamic deterioration, and avoidance of primary thrombolysis.</text:p>
      <text:p text:style-name="P2">I will retrieve more specific guideline recommendations on anticoagulation choice and dosing in patients with severe renal impairment and advanced liver disease, and on monitoring and follow-up in intermediate-low risk PE with positive troponin.</text:p>
      <text:p text:style-name="P2"/>
      <text:p text:style-name="P2">Retrieval Call: query = (anticoagulation treatment recommendations in pulmonary embolism patients with severe renal impairment and advanced liver disease), top_k = 3, top_k_rerank = 2</text:p>
      <text:p text:style-name="P1"><text:span text:style-name="T15"/></text:p>
      <text:p text:style-name="P4"><text:span text:style-name="T13">Chatbot: </text:span>The patient is a 56-year-old female with confirmed pulmonary embolism (PE) on CTPA. She is hemodynamically stable (SBP 108 mmHg, no hypoperfusion, no altered mental status), with an intermediate-low early mortality risk based on PESI class II and sPESI 0 (low). She has elevated troponin, which is a marker of myocardial injury and increases risk. However, echocardiographic parameters of right ventricular (RV) dysfunction are not available, which limits full risk stratification.</text:p>
      <text:p text:style-name="P2"><text:soft-page-break/>Her creatinine clearance (CrCl) is 27 mL/min, indicating severe renal impairment. She also has advanced liver disease, which is a relative contraindication for thrombolysis and may affect anticoagulation choice and metabolism.</text:p>
      <text:p text:style-name="P2">From the retrieved guidelines:</text:p>
      <text:p text:style-name="P2">- For intermediate-low risk PE patients with elevated troponin but no hemodynamic instability, routine systemic thrombolysis is not recommended due to bleeding risk.</text:p>
      <text:p text:style-name="P2">- Anticoagulation should be started without delay. LMWH or fondaparinux is preferred over UFH in most patients, but UFH is recommended in severe renal impairment (CrCl &lt;30 mL/min) due to better controllability and shorter half-life.</text:p>
      <text:p text:style-name="P2">- NOACs are not recommended in severe renal impairment (CrCl &lt;30 mL/min).</text:p>
      <text:p text:style-name="P2">- Patients with intermediate-low risk PE and elevated troponin but no RV dysfunction or hemodynamic instability should be hospitalized and monitored.</text:p>
      <text:p text:style-name="P2">- Echocardiographic assessment of RV function is important for risk stratification and management decisions.</text:p>
      <text:p text:style-name="P2">Given the lack of echocardiographic data, it is important to recommend performing transthoracic echocardiography (TTE) to assess RV function and better classify risk.</text:p>
      <text:p text:style-name="P2">Also, given the advanced liver disease, the choice of anticoagulant should be cautious, and vitamin K antagonists (VKAs) may be considered if NOACs are contraindicated.</text:p>
      <text:p text:style-name="P2"/>
      <text:p text:style-name="P2">Summary of gaps and next steps:</text:p>
      <text:p text:style-name="P2">- Echocardiographic data on RV function is missing and important for risk stratification.</text:p>
      <text:p text:style-name="P2">- NT-proBNP is missing; it could add prognostic information but is not essential.</text:p>
      <text:p text:style-name="P2">- Given severe renal impairment and advanced liver disease, anticoagulation choice needs to be carefully considered.</text:p>
      <text:p text:style-name="P2"/>
      <text:p text:style-name="P2">Therefore, I will request echocardiographic parameters related to RV dysfunction if available, and recommend performing TTE if not done.</text:p>
      <text:p text:style-name="P2">Since these parameters are marked as "Not Available," I cannot request them via the Missing Patient Data tool, but I will recommend performing TTE in the final recommendations.</text:p>
      <text:p text:style-name="P2">No other missing clinical data is marked as "missing" and relevant.</text:p>
      <text:p text:style-name="P2">I have 2 retrieval calls left, but I have already retrieved relevant guideline excerpts on treatment and anticoagulation in severe renal impairment and intermediate-low risk PE.</text:p>
      <text:p text:style-name="P2">I will now check if there are specific recommendations on anticoagulation in patients with both severe renal impairment and advanced liver disease, to clarify the safest anticoagulation strategy.</text:p>
      <text:p text:style-name="P2"/>
      <text:p text:style-name="P2"><text:soft-page-break/>Retrieval Call: query = (anticoagulation treatment recommendations in pulmonary embolism patients with severe renal impairment and advanced liver disease), top_k = 3, top_k_rerank = 2</text:p>
      <text:p text:style-name="P8"/>
      <text:p text:style-name="P4"><text:span text:style-name="T13">Chatbot: </text:span>The patient is a 56-year-old female with confirmed pulmonary embolism (PE) on CTPA. </text:p>
      <text:p text:style-name="P4">The clinical risk assessment shows:</text:p>
      <text:p text:style-name="P2">- PESI Class II (score 76), which corresponds to intermediate-low risk.</text:p>
      <text:p text:style-name="P2">- sPESI score 0 (low risk).</text:p>
      <text:p text:style-name="P2">- Early mortality risk classified as intermediate-low.</text:p>
      <text:p text:style-name="P2">- Troponin is elevated, which is a marker of myocardial injury.</text:p>
      <text:p text:style-name="P2">- Renal function is impaired with creatinine clearance (CrCl) 27 mL/min (severe renal impairment).</text:p>
      <text:p text:style-name="P2">- Advanced liver disease is present (a relative contraindication for thrombolysis).</text:p>
      <text:p text:style-name="P2">- Hemodynamically stable: SBP 108 mmHg, no hypoperfusion, no altered mental status.</text:p>
      <text:p text:style-name="P2">- Respiratory rate elevated (35/min), oxygen saturation 94%, temperature 38.4°C.</text:p>
      <text:p text:style-name="P2">- Echocardiographic parameters of RV dysfunction are not available.</text:p>
      <text:p text:style-name="P2">- CTPA RV/LV ratio is not available.</text:p>
      <text:p text:style-name="P2"/>
      <text:p text:style-name="P2">According to the retrieved guidelines:</text:p>
      <text:p text:style-name="P2">- Intermediate-low risk PE patients with elevated troponin but no signs of RV dysfunction should be hospitalized and treated with anticoagulation without routine primary reperfusion (thrombolysis) due to bleeding risk.</text:p>
      <text:p text:style-name="P2">- Rescue thrombolysis or surgical/percutaneous embolectomy is reserved for patients who develop hemodynamic instability.</text:p>
      <text:p text:style-name="P2">- Anticoagulation should be started without delay.</text:p>
      <text:p text:style-name="P2">- LMWH or fondaparinux is preferred over UFH for most patients, but UFH is recommended in patients with severe renal impairment (CrCl &lt;30 mL/min).</text:p>
      <text:p text:style-name="P2">- NOACs are not recommended in severe renal impairment.</text:p>
      <text:p text:style-name="P2">- Advanced liver disease is a relative contraindication for thrombolysis, so thrombolysis is not indicated here.</text:p>
      <text:p text:style-name="P2">- Echocardiographic assessment of RV dysfunction is important for risk stratification and monitoring but is currently not available.</text:p>
      <text:p text:style-name="P2"/>
      <text:p text:style-name="P2">Gaps and considerations:</text:p>
      <text:p text:style-name="P2">- RV dysfunction status is unknown due to unavailable echocardiography and CTPA RV/LV ratio.</text:p>
      <text:p text:style-name="P2">- NT-proBNP is not available, which could add prognostic information.</text:p>
      <text:p text:style-name="P2"><text:soft-page-break/>- Given the severe renal impairment, UFH is preferred for anticoagulation.</text:p>
      <text:p text:style-name="P2">- The patient is stable but at intermediate-low risk with elevated troponin, so close monitoring is needed.</text:p>
      <text:p text:style-name="P2">- Advanced liver disease may affect anticoagulation choice and bleeding risk; this should be considered.</text:p>
      <text:p text:style-name="P2"/>
      <text:p text:style-name="P2">No missing clinical data can be requested because echocardiography parameters are "Not Available" (test not done), and NT-proBNP is also "Not Available." These should be recommended to be performed.</text:p>
      <text:p text:style-name="P2">I have sufficient guideline information and patient data to proceed with recommendations.</text:p>
      <text:p text:style-name="P8"/>
      <text:p text:style-name="P1"><text:span text:style-name="T9">-------------------------------------------- </text:span><text:span text:style-name="T11">F</text:span><text:span text:style-name="T12">inal Recommendations</text:span><text:span text:style-name="T11"> </text:span><text:span text:style-name="T10">-------------------------------------------</text:span></text:p>
      <text:p text:style-name="P1"><text:span text:style-name="T9">Chatbot: <text:line-break/><text:line-break/></text:span><text:span text:style-name="T17">Final Recommendations:</text:span></text:p>
      <text:p text:style-name="P1">- Patient State: </text:p>
      <text:p text:style-name="P2">56-year-old female patient with confirmed acute pulmonary embolism (PE) on CTPA. She is hemodynamically stable (SBP 108 mmHg, no hypoperfusion, no altered mental status), with intermediate-low early mortality risk (PESI class II, sPESI 0). Troponin is elevated, indicating myocardial injury. Renal function is severely impaired (CrCl 27 mL/min). Advanced liver disease is present as a relative contraindication for thrombolysis. Echocardiographic parameters of right ventricular (RV) dysfunction are not available.</text:p>
      <text:p text:style-name="P2"/>
      <text:p text:style-name="P2">- Diagnosis: </text:p>
      <text:p text:style-name="P2">Confirmed acute PE without hemodynamic instability. Intermediate-low risk category based on clinical scores and biomarker elevation but absence of documented RV dysfunction on imaging (not available). The patient requires hospitalization and close monitoring due to elevated troponin and comorbidities.</text:p>
      <text:p text:style-name="P2"/>
      <text:p text:style-name="P2">- Recommendations:</text:p>
      <text:p text:style-name="P2">1. Anticoagulation Initiation:</text:p>
      <text:p text:style-name="P2">- Start anticoagulation immediately without delay (Class I, Level C). </text:p>
      <text:p text:style-name="P2">- Given severe renal impairment (CrCl 27 mL/min) and advanced liver disease, <text:span text:style-name="T23">**</text:span><text:span text:style-name="T14">unfractionated heparin (UFH)</text:span><text:span text:style-name="T19">**</text:span> is preferred over low-molecular-weight heparin (LMWH) or NOACs for initial anticoagulation. </text:p>
      <text:p text:style-name="P2"><text:tab/>- UFH dosing should be adjusted according to activated partial thromboplastin time (aPTT) <text:tab/>monitoring to maintain therapeutic anticoagulation. </text:p>
      <text:p text:style-name="P2"><text:soft-page-break/><text:tab/>- Rationale: LMWH requires dose adjustment and caution in CrCl 15-30 mL/min; NOACs <text:tab/>are not recommended in CrCl &lt;30 mL/min. Advanced liver disease may also affect <text:tab/>metabolism and bleeding risk. </text:p>
      <text:p text:style-name="P2">- Avoid NOACs at this stage due to renal impairment and liver disease (Class III, Level C).</text:p>
      <text:p text:style-name="P2">2. Monitoring and Hospitalization:</text:p>
      <text:p text:style-name="P2">- Hospitalize the patient for close clinical and hemodynamic monitoring given intermediate-low risk with elevated troponin and comorbidities. </text:p>
      <text:p text:style-name="P2">- Monitor for signs of hemodynamic deterioration or RV dysfunction, especially within the first 48-72 hours. </text:p>
      <text:p text:style-name="P2">- If echocardiography is feasible, perform transthoracic echocardiogram (TTE) to assess RV function and confirm risk stratification. This will guide further management.</text:p>
      <text:p text:style-name="P2">3. Reperfusion Therapy: </text:p>
      <text:p text:style-name="P2">- Routine primary systemic thrombolysis is **not recommended** in intermediate-low risk PE (Class III, Level B). </text:p>
      <text:p text:style-name="P2">- Given the absence of hemodynamic instability and presence of relative contraindications (advanced liver disease), thrombolysis is contraindicated at this stage. </text:p>
      <text:p text:style-name="P2">- Reserve rescue thrombolytic therapy, surgical embolectomy, or catheter-directed treatment only if the patient develops hemodynamic deterioration despite anticoagulation (Class I and IIa recommendations).</text:p>
      <text:p text:style-name="P2">4. Transition to Long-Term Anticoagulation:</text:p>
      <text:p text:style-name="P2">- After initial stabilization (2-3 days), consider transition to oral anticoagulation. </text:p>
      <text:p text:style-name="P2">- Vitamin K antagonists (VKAs) are preferred over NOACs due to renal impairment and liver disease. </text:p>
      <text:p text:style-name="P2">- Overlap UFH with VKA until INR is in therapeutic range (2.0-3.0), targeting an INR of approximately 2.5 (Class I, Level A). </text:p>
      <text:p text:style-name="P2">- Monitor liver function and coagulation parameters closely during VKA therapy.</text:p>
      <text:p text:style-name="P2">5. Additional Considerations:</text:p>
      <text:p text:style-name="P2">- Monitor renal function and liver function tests regularly. </text:p>
      <text:p text:style-name="P2">- Assess bleeding risk carefully given advanced liver disease. </text:p>
      <text:p text:style-name="P2">- Provide supportive care including oxygen supplementation as needed (oxygen saturation 94%, respiratory rate 35/min). </text:p>
      <text:p text:style-name="P2">- Consider infectious workup and management for fever (38.4ºC) as appropriate.</text:p>
      <text:p text:style-name="P2"/>
      <text:p text:style-name="P2">- Summary: </text:p>
      <text:p text:style-name="P2">This patient has confirmed intermediate-low risk PE with elevated troponin and severe renal impairment plus advanced liver disease. Immediate anticoagulation with UFH is recommended due <text:soft-page-break/>to renal and hepatic contraindications to LMWH and NOACs. Hospitalization and close monitoring are essential to detect early hemodynamic deterioration. Routine thrombolysis is contraindicated and should be reserved only for rescue therapy if instability develops. Transition to VKA after stabilization is advised, with careful monitoring of INR and liver function. Echocardiographic assessment of RV function should be performed if possible to refine risk stratification and guide management.</text:p>
      <text:p text:style-name="P1"/>
      <text:p text:style-name="P1"/>
      <text:p text:style-name="P1">###### Detected Hallucinations: ######</text:p>
      <text:p text:style-name="P1"><text: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3T12:54:28.058000000</dc:date>
    <meta:editing-duration>PT11H31M2S</meta:editing-duration>
    <meta:editing-cycles>4</meta:editing-cycles>
    <meta:generator>LibreOffice/7.6.2.1$Windows_X86_64 LibreOffice_project/56f7684011345957bbf33a7ee678afaf4d2ba333</meta:generator>
    <meta:document-statistic meta:table-count="0" meta:image-count="0" meta:object-count="0" meta:page-count="16" meta:paragraph-count="317" meta:word-count="3948" meta:character-count="26785" meta:non-whitespace-character-count="23118"/>
  </office:meta>
</office:document-meta>
</file>